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8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35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999999" draw:marker-start="Arrow" draw:marker-start-width="0.459cm" draw:marker-end="Arrow" draw:marker-end-width="0.4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808080" loext:opacity="100%"/>
    </style:style>
    <style:style style:name="P7" style:family="paragraph">
      <loext:graphic-properties draw:fill="none" draw:fill-color="#ffffff"/>
      <style:text-properties fo:color="#808080" loext:opacity="10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fo:color="#80808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17.25cm" svg:x2="4cm" svg:y2="3cm">
          <text:p/>
        </draw:line>
        <draw:line draw:style-name="gr2" draw:text-style-name="P1" draw:layer="layout" svg:x1="2.5cm" svg:y1="16.25cm" svg:x2="26.25cm" svg:y2="16.25cm">
          <text:p/>
        </draw:line>
        <draw:frame draw:style-name="gr3" draw:text-style-name="P2" draw:layer="layout" svg:width="8.75cm" svg:height="1.25cm" svg:x="10.75cm" svg:y="16.75cm">
          <draw:text-box>
            <text:p><text:span text:style-name="T1">Quality improvement</text:span></text:p>
          </draw:text-box>
        </draw:frame>
        <draw:frame draw:style-name="gr4" draw:text-style-name="P3" draw:layer="layout" svg:width="3cm" svg:height="1.195cm" draw:transform="rotate (1.5707963267949) translate (2.305cm 11.25cm)">
          <draw:text-box>
            <text:p><text:span text:style-name="T2">Effort</text:span></text:p>
          </draw:text-box>
        </draw:frame>
        <draw:frame draw:style-name="gr5" draw:text-style-name="P3" draw:layer="layout" svg:width="5.25cm" svg:height="2.139cm" svg:x="21.13cm" svg:y="3.993cm">
          <draw:text-box>
            <text:p><text:span text:style-name="T2">Formal verification</text:span></text:p>
          </draw:text-box>
        </draw:frame>
        <draw:frame draw:style-name="gr6" draw:text-style-name="P3" draw:layer="layout" svg:width="6cm" svg:height="2.139cm" svg:x="19.75cm" svg:y="10.25cm">
          <draw:text-box>
            <text:p><text:span text:style-name="T2">Property-based testing</text:span></text:p>
          </draw:text-box>
        </draw:frame>
        <draw:frame draw:style-name="gr7" draw:text-style-name="P3" draw:layer="layout" svg:width="4.735cm" svg:height="1.195cm" svg:x="8.073cm" svg:y="13.538cm">
          <draw:text-box>
            <text:p><text:span text:style-name="T2">Unit testing</text:span></text:p>
          </draw:text-box>
        </draw:frame>
        <draw:line draw:style-name="gr8" draw:text-style-name="P4" draw:layer="layout" svg:x1="10.25cm" svg:y1="13.25cm" svg:x2="19.5cm" svg:y2="11.25cm">
          <text:p/>
        </draw:line>
        <draw:line draw:style-name="gr8" draw:text-style-name="P4" draw:layer="layout" svg:x1="22cm" svg:y1="6.25cm" svg:x2="20.5cm" svg:y2="10cm">
          <text:p/>
        </draw:line>
        <draw:frame draw:style-name="gr9" draw:text-style-name="P5" draw:layer="layout" svg:width="6.5cm" svg:height="1.673cm" svg:x="11.5cm" svg:y="10.077cm">
          <draw:text-box>
            <text:p>Similar “order of magnitude” in effort</text:p>
          </draw:text-box>
        </draw:frame>
        <draw:frame draw:style-name="gr9" draw:text-style-name="P5" draw:layer="layout" svg:width="5.5cm" svg:height="1.673cm" svg:x="21.75cm" svg:y="7.327cm">
          <draw:text-box>
            <text:p>Similar specifications</text:p>
          </draw:text-box>
        </draw:frame>
        <draw:frame draw:style-name="gr10" draw:text-style-name="P7" draw:layer="layout" svg:width="4.346cm" svg:height="0.962cm" svg:x="21.654cm" svg:y="16.75cm">
          <draw:text-box>
            <text:p text:style-name="P6"><text:span text:style-name="T3">(not to scale!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Vasconcelos</meta:initial-creator>
    <meta:creation-date>2024-11-07T10:58:45.949631608</meta:creation-date>
    <dc:date>2024-11-07T11:48:43.453191506</dc:date>
    <dc:creator>Pedro Vasconcelos</dc:creator>
    <meta:editing-duration>PT4M33S</meta:editing-duration>
    <meta:editing-cycles>3</meta:editing-cycles>
    <meta:generator>LibreOffice/24.2.6.2$Linux_X86_64 LibreOffice_project/420$Build-2</meta:generator>
    <meta:print-date>2024-11-07T11:38:08.245965587</meta:print-date>
    <meta:printed-by>PDF files: Pedro Vasconcelos</meta:printed-by>
    <meta:document-statistic meta:object-count="12"/>
  </office:meta>
</office:document-meta>
</file>